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más de quince años de experiencia en la industria. Me especialicé en el desarrollo de aplicaciones web. Desarrollé sitios web, aplicaciones clásicas request/response, aplicaciones ricas con gran cantidad de componentes e interacción de los usuarios, servicios de backend, servicios de infraestructura como colas y caches, y herramientas inteligencia de negocio y análisis de dat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text:span text:style-name="T1">PHP</text:span>, Java, Scala, Kotlin y NodeJS. Entre los problemas comunes de backend que resolví, puedo mencionar autenticación (SAML, OIDC), sesiones, transaccionalidad, acceso a datos, búsqueda de texto libre, manejo de operaciones asincrónicas, gestión y compresión de recursos estáticos (JavaScript, CSS, imágenes, videos, etc.), soporte de idiomas, geolocalización, clusterización de procesamiento y de datos, storage de contenido, seguridad de datos, integración con servicios de terceros,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Vue 2/3, charts.js, jQuery, underscore.js, backbone, angularjs, jqueryUI, y lessCSS.</text:p>
      <text:p text:style-name="Text_20_body">Valoro el trabajo en equipo y las buenas prácticas para garantizar la calidad: desarrollar en base a principios, buenas prácticas y convenciones, hacer reviews de código, construir conocimiento común a través del diálogo y el diseño de soluciones,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scv---wirewheel-2019-ahora"/>SCV - WireWheel (2019-ahora)<text:bookmark-end text:name="scv---wirewheel-2019-ahora"/></text:h>
      <text:p text:style-name="First_20_paragraph">Desde el 2019 hasta ahora trabajo para WireWheel, un cliente de Estados Unidos de la consultora SCV. 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2">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En la actualidad trabajo en el sector de postventa de vuelos desarrollando el sistema de detección y procesamiento de cambios involuntarios o reprogramaciones de vuelos. Los desafíos son el manejo del flujo asincrónico (los proveedores notifican las reprogramaciones asincrónicamente), el manejo de fallos frente al usuario, y el análisis de datos de los proveedores (la consistencia es eventual ya que depende de las operaciones de las aerolineas).</text:p>
      <text:p text:style-name="Text_20_body"><text:span text:style-name="T2">Tecnologías: GIT, Maven, Spring MVC, Java Spark Web,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2">Tecnología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2">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2">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2">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2">Tecnologías: Visual Basic, MS Access, </text:span><text:a xlink:type="simple" xlink:href="https://en.wikipedia.org/wiki/Nullsoft_Scriptable_Install_System" office:name=""><text:span text:style-name="Definition"><text:span text:style-name="T2">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2">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2">Tecnologías: Grunt, JavaScript (NodeJS), </text:span><text:a xlink:type="simple" xlink:href="https://github.com/cheeriojs/cheerio" office:name=""><text:span text:style-name="Definition"><text:span text:style-name="T2">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2">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2">Lic. en Antropología Social y Cultural</text:span></text:p>
        </text:list-item>
        <text:list-item>
          <text:p text:style-name="P5">E.N.E.T N°17 D.E. 20 (2001 - 2006) - <text:span text:style-name="T2">Técnico Electrónico</text:span></text:p>
        </text:list-item>
        <text:list-item>
          <text:p text:style-name="P5">Alfonsina Storni (Escuela Primaria)</text:p>
        </text:list-item>
      </text:list>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3-02-05T20:54:27Z</meta:creation-date>
    <dc:date>2023-02-05T20:54:27Z</dc:date>
    <meta:user-defined meta:name="job" meta:value-type="string">Desarrollador de software</meta:user-defined>
    <meta:user-defined meta:name="messages" meta:value-type="string"/>
  </office:meta>
</office:document-meta>
</file>